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2cm" svg:stroke-color="#808080" draw:marker-start-width="0.24cm" draw:marker-end="Arrow" draw:marker-end-width="0.24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objectwithoutfill">
      <style:graphic-properties draw:stroke="dash" draw:stroke-dash="Fine_20_Dashed_20__28_var_29_" svg:stroke-width="0.02cm" svg:stroke-color="#808080" draw:marker-start-width="0.24cm" draw:marker-end="Arrow" draw:marker-end-width="0.24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draw:stroke="solid" draw:stroke-dash="Fine_20_Dashed_20__28_var_29_" svg:stroke-width="0.04cm" svg:stroke-color="#000000" draw:marker-start-width="0.27cm" draw:marker-end="Arrow" draw:marker-end-width="0.27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text-properties fo:font-family="'Bitstream Charter'" style:font-family-generic="roman" style:font-pitch="variable" fo:font-size="10pt" style:font-size-asian="10pt" style:font-size-complex="10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family="'Bitstream Charter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5cm" svg:height="0.75cm" svg:x="0.25cm" svg:y="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5cm" svg:height="0.75cm" svg:x="2.25cm" svg:y="1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5cm" svg:height="0.75cm" svg:x="4.75cm" svg:y="0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5cm" svg:height="0.75cm" svg:x="0.25cm" svg:y="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5cm" svg:height="0.75cm" svg:x="4cm" svg:y="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5cm" svg:height="0.75cm" svg:x="1.75cm" svg:y="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5cm" svg:height="0.75cm" svg:x="5cm" svg:y="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0.625cm" svg:y1="1cm" svg:x2="0.625cm" svg:y2="3cm" draw:start-shape="id1" draw:start-glue-point="8" draw:end-shape="id2" draw:end-glue-point="4" svg:d="m625 1000v2000">
          <text:p/>
        </draw:connector>
        <draw:connector draw:style-name="gr2" draw:text-style-name="P2" draw:layer="layout" draw:type="line" svg:x1="1cm" svg:y1="0.625cm" svg:x2="2.359cm" svg:y2="1.609cm" draw:start-shape="id1" draw:start-glue-point="10" draw:end-shape="id3" draw:end-glue-point="5" svg:d="m1000 625 1359 984">
          <text:p/>
        </draw:connector>
        <draw:connector draw:style-name="gr2" draw:text-style-name="P2" draw:layer="layout" draw:type="line" svg:x1="2.891cm" svg:y1="1.609cm" svg:x2="4.75cm" svg:y2="1.125cm" draw:start-shape="id3" draw:start-glue-point="11" draw:end-shape="id4" draw:end-glue-point="6" svg:d="m2891 1609 1859-484">
          <text:p/>
        </draw:connector>
        <draw:connector draw:style-name="gr2" draw:text-style-name="P2" draw:layer="layout" draw:type="line" svg:x1="5.125cm" svg:y1="1.5cm" svg:x2="4.641cm" svg:y2="3.109cm" draw:start-shape="id4" draw:start-glue-point="8" draw:end-shape="id5" draw:end-glue-point="11" svg:d="m5125 1500-484 1609">
          <text:p/>
        </draw:connector>
        <draw:connector draw:style-name="gr2" draw:text-style-name="P2" draw:layer="layout" draw:type="line" svg:x1="2.891cm" svg:y1="2.141cm" svg:x2="4.109cm" svg:y2="3.109cm" draw:start-shape="id3" draw:start-glue-point="9" draw:end-shape="id5" draw:end-glue-point="5" svg:d="m2891 2141 1218 968">
          <text:p/>
        </draw:connector>
        <draw:connector draw:style-name="gr2" draw:text-style-name="P2" draw:layer="layout" draw:type="line" svg:x1="1cm" svg:y1="3.375cm" svg:x2="4cm" svg:y2="3.375cm" draw:start-shape="id2" draw:start-glue-point="10" draw:end-shape="id5" draw:end-glue-point="6" svg:d="m1000 3375h3000">
          <text:p/>
        </draw:connector>
        <draw:connector draw:style-name="gr2" draw:text-style-name="P2" draw:layer="layout" draw:type="line" svg:x1="0.891cm" svg:y1="3.109cm" svg:x2="2.359cm" svg:y2="2.141cm" draw:start-shape="id2" draw:start-glue-point="11" draw:end-shape="id3" draw:end-glue-point="7" svg:d="m891 3109 1468-968">
          <text:p/>
        </draw:connector>
        <draw:connector draw:style-name="gr2" draw:text-style-name="P2" draw:layer="layout" draw:type="line" svg:x1="0.891cm" svg:y1="3.641cm" svg:x2="1.859cm" svg:y2="5.109cm" draw:start-shape="id2" draw:start-glue-point="9" draw:end-shape="id6" draw:end-glue-point="5" svg:d="m891 3641 968 1468">
          <text:p/>
        </draw:connector>
        <draw:connector draw:style-name="gr2" draw:text-style-name="P2" draw:layer="layout" draw:type="line" svg:x1="2.391cm" svg:y1="5.109cm" svg:x2="4.109cm" svg:y2="3.641cm" draw:start-shape="id6" draw:start-glue-point="11" draw:end-shape="id5" draw:end-glue-point="7" svg:d="m2391 5109 1718-1468">
          <text:p/>
        </draw:connector>
        <draw:connector draw:style-name="gr2" draw:text-style-name="P2" draw:layer="layout" draw:type="line" svg:x1="4.641cm" svg:y1="3.641cm" svg:x2="5.375cm" svg:y2="5cm" draw:start-shape="id5" draw:start-glue-point="9" draw:end-shape="id7" draw:end-glue-point="4" svg:d="m4641 3641 734 1359">
          <text:p/>
        </draw:connector>
        <draw:connector draw:style-name="gr2" draw:text-style-name="P2" draw:layer="layout" draw:type="line" svg:x1="2.5cm" svg:y1="5.375cm" svg:x2="5cm" svg:y2="5.375cm" draw:start-shape="id6" draw:start-glue-point="10" draw:end-shape="id7" draw:end-glue-point="6" svg:d="m2500 5375h2500">
          <text:p/>
        </draw:connector>
        <draw:custom-shape draw:style-name="gr3" draw:text-style-name="P3" draw:layer="layout" svg:width="0.25cm" svg:height="0.25cm" svg:x="1cm" svg:y="0.2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25cm" svg:y="0.2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cm" svg:y="3.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25cm" svg:y="3.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5.75cm" svg:y="5.7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cm" svg:y="5.75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4.75cm" svg:y="3.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5cm" svg:y="3.5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2.25cm" svg:y="5.7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2.5cm" svg:y="5.7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5.25cm" svg:y="1.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5.5cm" svg:y="1.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2.75cm" svg:y="1.2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3cm" svg:y="1.25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cm" svg:height="0.75cm" svg:x="3cm" svg:y="6.25cm">
          <draw:text-box>
            <text:p text:style-name="P4"><text:span text:style-name="T3">(a)</text:span></text:p>
          </draw:text-box>
        </draw:frame>
        <draw:custom-shape draw:style-name="gr1" draw:text-style-name="P2" xml:id="id8" draw:id="id8" draw:layer="layout" svg:width="0.75cm" svg:height="0.75cm" svg:x="6.75cm" svg:y="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75cm" svg:height="0.75cm" svg:x="8.75cm" svg:y="1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75cm" svg:height="0.75cm" svg:x="11.25cm" svg:y="0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75cm" svg:height="0.75cm" svg:x="6.75cm" svg:y="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75cm" svg:height="0.75cm" svg:x="10.5cm" svg:y="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75cm" svg:height="0.75cm" svg:x="8.25cm" svg:y="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75cm" svg:height="0.75cm" svg:x="11.5cm" svg:y="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7.125cm" svg:y1="1cm" svg:x2="7.125cm" svg:y2="3cm" draw:start-shape="id8" draw:start-glue-point="8" draw:end-shape="id9" draw:end-glue-point="4" svg:d="m7125 1000v2000">
          <text:p/>
        </draw:connector>
        <draw:connector draw:style-name="gr5" draw:text-style-name="P2" draw:layer="layout" draw:type="line" svg:x1="7.5cm" svg:y1="0.625cm" svg:x2="8.859cm" svg:y2="1.609cm" draw:start-shape="id8" draw:start-glue-point="10" draw:end-shape="id10" draw:end-glue-point="5" svg:d="m7500 625 1359 984">
          <text:p/>
        </draw:connector>
        <draw:connector draw:style-name="gr2" draw:text-style-name="P2" draw:layer="layout" draw:type="line" svg:x1="9.391cm" svg:y1="1.609cm" svg:x2="11.25cm" svg:y2="1.125cm" draw:start-shape="id10" draw:start-glue-point="11" draw:end-shape="id11" draw:end-glue-point="6" svg:d="m9391 1609 1859-484">
          <text:p/>
        </draw:connector>
        <draw:connector draw:style-name="gr2" draw:text-style-name="P2" draw:layer="layout" draw:type="line" svg:x1="11.625cm" svg:y1="1.5cm" svg:x2="11.141cm" svg:y2="3.109cm" draw:start-shape="id11" draw:start-glue-point="8" draw:end-shape="id12" draw:end-glue-point="11" svg:d="m11625 1500-484 1609">
          <text:p/>
        </draw:connector>
        <draw:connector draw:style-name="gr2" draw:text-style-name="P2" draw:layer="layout" draw:type="line" svg:x1="9.391cm" svg:y1="2.141cm" svg:x2="10.609cm" svg:y2="3.109cm" draw:start-shape="id10" draw:start-glue-point="9" draw:end-shape="id12" draw:end-glue-point="5" svg:d="m9391 2141 1218 968">
          <text:p/>
        </draw:connector>
        <draw:connector draw:style-name="gr2" draw:text-style-name="P2" draw:layer="layout" draw:type="line" svg:x1="7.5cm" svg:y1="3.375cm" svg:x2="10.5cm" svg:y2="3.375cm" draw:start-shape="id9" draw:start-glue-point="10" draw:end-shape="id12" draw:end-glue-point="6" svg:d="m7500 3375h3000">
          <text:p/>
        </draw:connector>
        <draw:connector draw:style-name="gr2" draw:text-style-name="P2" draw:layer="layout" draw:type="line" svg:x1="7.391cm" svg:y1="3.109cm" svg:x2="8.859cm" svg:y2="2.141cm" draw:start-shape="id9" draw:start-glue-point="11" draw:end-shape="id10" draw:end-glue-point="7" svg:d="m7391 3109 1468-968">
          <text:p/>
        </draw:connector>
        <draw:connector draw:style-name="gr2" draw:text-style-name="P2" draw:layer="layout" draw:type="line" svg:x1="7.391cm" svg:y1="3.641cm" svg:x2="8.359cm" svg:y2="5.109cm" draw:start-shape="id9" draw:start-glue-point="9" draw:end-shape="id13" draw:end-glue-point="5" svg:d="m7391 3641 968 1468">
          <text:p/>
        </draw:connector>
        <draw:connector draw:style-name="gr2" draw:text-style-name="P2" draw:layer="layout" draw:type="line" svg:x1="8.891cm" svg:y1="5.109cm" svg:x2="10.609cm" svg:y2="3.641cm" draw:start-shape="id13" draw:start-glue-point="11" draw:end-shape="id12" draw:end-glue-point="7" svg:d="m8891 5109 1718-1468">
          <text:p/>
        </draw:connector>
        <draw:connector draw:style-name="gr2" draw:text-style-name="P2" draw:layer="layout" draw:type="line" svg:x1="11.141cm" svg:y1="3.641cm" svg:x2="11.875cm" svg:y2="5cm" draw:start-shape="id12" draw:start-glue-point="9" draw:end-shape="id14" draw:end-glue-point="4" svg:d="m11141 3641 734 1359">
          <text:p/>
        </draw:connector>
        <draw:connector draw:style-name="gr2" draw:text-style-name="P2" draw:layer="layout" draw:type="line" svg:x1="9cm" svg:y1="5.375cm" svg:x2="11.5cm" svg:y2="5.375cm" draw:start-shape="id13" draw:start-glue-point="10" draw:end-shape="id14" draw:end-glue-point="6" svg:d="m9000 5375h2500">
          <text:p/>
        </draw:connector>
        <draw:custom-shape draw:style-name="gr3" draw:text-style-name="P3" draw:layer="layout" svg:width="0.25cm" svg:height="0.25cm" svg:x="7.5cm" svg:y="0.2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7.75cm" svg:y="0.2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7.5cm" svg:y="3.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7.75cm" svg:y="3.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2.25cm" svg:y="5.7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2.5cm" svg:y="5.75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1.25cm" svg:y="3.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1.5cm" svg:y="3.5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8.75cm" svg:y="5.7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9cm" svg:y="5.7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1.75cm" svg:y="1.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2cm" svg:y="1.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9.25cm" svg:y="1.2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9.5cm" svg:y="1.2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cm" svg:height="0.75cm" svg:x="9.5cm" svg:y="6.25cm">
          <draw:text-box>
            <text:p text:style-name="P4"><text:span text:style-name="T3">(b)</text:span></text:p>
          </draw:text-box>
        </draw:frame>
        <draw:custom-shape draw:style-name="gr1" draw:text-style-name="P2" xml:id="id15" draw:id="id15" draw:layer="layout" svg:width="0.75cm" svg:height="0.75cm" svg:x="13cm" svg:y="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0.75cm" svg:height="0.75cm" svg:x="15cm" svg:y="1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75cm" svg:height="0.75cm" svg:x="17.5cm" svg:y="0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75cm" svg:height="0.75cm" svg:x="13cm" svg:y="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0.75cm" svg:height="0.75cm" svg:x="16.75cm" svg:y="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75cm" svg:height="0.75cm" svg:x="14.5cm" svg:y="5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75cm" svg:height="0.75cm" svg:x="17.75cm" svg:y="5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3.375cm" svg:y1="1cm" svg:x2="13.375cm" svg:y2="3cm" draw:start-shape="id15" draw:start-glue-point="8" draw:end-shape="id16" draw:end-glue-point="4" svg:d="m13375 1000v2000">
          <text:p/>
        </draw:connector>
        <draw:connector draw:style-name="gr6" draw:text-style-name="P2" draw:layer="layout" draw:type="line" svg:x1="13.75cm" svg:y1="0.625cm" svg:x2="15.109cm" svg:y2="1.609cm" draw:start-shape="id15" draw:start-glue-point="10" draw:end-shape="id17" draw:end-glue-point="5" svg:d="m13750 625 1359 984">
          <text:p/>
        </draw:connector>
        <draw:connector draw:style-name="gr2" draw:text-style-name="P2" draw:layer="layout" draw:type="line" svg:x1="15.641cm" svg:y1="1.609cm" svg:x2="17.5cm" svg:y2="1.125cm" draw:start-shape="id17" draw:start-glue-point="11" draw:end-shape="id18" draw:end-glue-point="6" svg:d="m15641 1609 1859-484">
          <text:p/>
        </draw:connector>
        <draw:connector draw:style-name="gr2" draw:text-style-name="P2" draw:layer="layout" draw:type="line" svg:x1="17.875cm" svg:y1="1.5cm" svg:x2="17.391cm" svg:y2="3.109cm" draw:start-shape="id18" draw:start-glue-point="8" draw:end-shape="id19" draw:end-glue-point="11" svg:d="m17875 1500-484 1609">
          <text:p/>
        </draw:connector>
        <draw:connector draw:style-name="gr2" draw:text-style-name="P2" draw:layer="layout" draw:type="line" svg:x1="15.641cm" svg:y1="2.141cm" svg:x2="16.859cm" svg:y2="3.109cm" draw:start-shape="id17" draw:start-glue-point="9" draw:end-shape="id19" draw:end-glue-point="5" svg:d="m15641 2141 1218 968">
          <text:p/>
        </draw:connector>
        <draw:connector draw:style-name="gr5" draw:text-style-name="P2" draw:layer="layout" draw:type="line" svg:x1="13.75cm" svg:y1="3.375cm" svg:x2="16.75cm" svg:y2="3.375cm" draw:start-shape="id16" draw:start-glue-point="10" draw:end-shape="id19" draw:end-glue-point="6" svg:d="m13750 3375h3000">
          <text:p/>
        </draw:connector>
        <draw:connector draw:style-name="gr5" draw:text-style-name="P2" draw:layer="layout" draw:type="line" svg:x1="13.641cm" svg:y1="3.109cm" svg:x2="15.109cm" svg:y2="2.141cm" draw:start-shape="id16" draw:start-glue-point="11" draw:end-shape="id17" draw:end-glue-point="7" svg:d="m13641 3109 1468-968">
          <text:p/>
        </draw:connector>
        <draw:connector draw:style-name="gr5" draw:text-style-name="P2" draw:layer="layout" draw:type="line" svg:x1="13.641cm" svg:y1="3.641cm" svg:x2="14.609cm" svg:y2="5.109cm" draw:start-shape="id16" draw:start-glue-point="9" draw:end-shape="id20" draw:end-glue-point="5" svg:d="m13641 3641 968 1468">
          <text:p/>
        </draw:connector>
        <draw:connector draw:style-name="gr2" draw:text-style-name="P2" draw:layer="layout" draw:type="line" svg:x1="15.141cm" svg:y1="5.109cm" svg:x2="16.859cm" svg:y2="3.641cm" draw:start-shape="id20" draw:start-glue-point="11" draw:end-shape="id19" draw:end-glue-point="7" svg:d="m15141 5109 1718-1468">
          <text:p/>
        </draw:connector>
        <draw:connector draw:style-name="gr2" draw:text-style-name="P2" draw:layer="layout" draw:type="line" svg:x1="17.391cm" svg:y1="3.641cm" svg:x2="18.125cm" svg:y2="5cm" draw:start-shape="id19" draw:start-glue-point="9" draw:end-shape="id21" draw:end-glue-point="4" svg:d="m17391 3641 734 1359">
          <text:p/>
        </draw:connector>
        <draw:connector draw:style-name="gr2" draw:text-style-name="P2" draw:layer="layout" draw:type="line" svg:x1="15.25cm" svg:y1="5.375cm" svg:x2="17.75cm" svg:y2="5.375cm" draw:start-shape="id20" draw:start-glue-point="10" draw:end-shape="id21" draw:end-glue-point="6" svg:d="m15250 5375h2500">
          <text:p/>
        </draw:connector>
        <draw:custom-shape draw:style-name="gr3" draw:text-style-name="P3" draw:layer="layout" svg:width="0.25cm" svg:height="0.25cm" svg:x="13.75cm" svg:y="0.2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4cm" svg:y="0.2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3.75cm" svg:y="3.5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4cm" svg:y="3.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8.5cm" svg:y="5.7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8.75cm" svg:y="5.75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7.5cm" svg:y="3.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7.75cm" svg:y="3.5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5cm" svg:y="5.7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5.25cm" svg:y="5.7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8cm" svg:y="1.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8.25cm" svg:y="1.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5.5cm" svg:y="1.2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5.75cm" svg:y="1.2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cm" svg:height="0.75cm" svg:x="15.75cm" svg:y="6.25cm">
          <draw:text-box>
            <text:p text:style-name="P4"><text:span text:style-name="T3">(c)</text:span></text:p>
          </draw:text-box>
        </draw:frame>
        <draw:custom-shape draw:style-name="gr1" draw:text-style-name="P2" xml:id="id22" draw:id="id22" draw:layer="layout" svg:width="0.75cm" svg:height="0.75cm" svg:x="0.25cm" svg:y="7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0.75cm" svg:height="0.75cm" svg:x="2.25cm" svg:y="8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0.75cm" svg:height="0.75cm" svg:x="4.75cm" svg:y="7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0.75cm" svg:height="0.75cm" svg:x="0.25cm" svg:y="10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0.75cm" svg:height="0.75cm" svg:x="4cm" svg:y="10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0.75cm" svg:height="0.75cm" svg:x="1.75cm" svg:y="12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0.75cm" svg:height="0.75cm" svg:x="5cm" svg:y="12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0.625cm" svg:y1="8cm" svg:x2="0.625cm" svg:y2="10cm" draw:start-shape="id22" draw:start-glue-point="8" draw:end-shape="id23" draw:end-glue-point="4" svg:d="m625 8000v2000">
          <text:p/>
        </draw:connector>
        <draw:connector draw:style-name="gr6" draw:text-style-name="P2" draw:layer="layout" draw:type="line" svg:x1="1cm" svg:y1="7.625cm" svg:x2="2.359cm" svg:y2="8.609cm" draw:start-shape="id22" draw:start-glue-point="10" draw:end-shape="id24" draw:end-glue-point="5" svg:d="m1000 7625 1359 984">
          <text:p/>
        </draw:connector>
        <draw:connector draw:style-name="gr2" draw:text-style-name="P2" draw:layer="layout" draw:type="line" svg:x1="2.891cm" svg:y1="8.609cm" svg:x2="4.75cm" svg:y2="8.125cm" draw:start-shape="id24" draw:start-glue-point="11" draw:end-shape="id25" draw:end-glue-point="6" svg:d="m2891 8609 1859-484">
          <text:p/>
        </draw:connector>
        <draw:connector draw:style-name="gr2" draw:text-style-name="P2" draw:layer="layout" draw:type="line" svg:x1="5.125cm" svg:y1="8.5cm" svg:x2="4.641cm" svg:y2="10.109cm" draw:start-shape="id25" draw:start-glue-point="8" draw:end-shape="id26" draw:end-glue-point="11" svg:d="m5125 8500-484 1609">
          <text:p/>
        </draw:connector>
        <draw:connector draw:style-name="gr2" draw:text-style-name="P2" draw:layer="layout" draw:type="line" svg:x1="2.891cm" svg:y1="9.141cm" svg:x2="4.109cm" svg:y2="10.109cm" draw:start-shape="id24" draw:start-glue-point="9" draw:end-shape="id26" draw:end-glue-point="5" svg:d="m2891 9141 1218 968">
          <text:p/>
        </draw:connector>
        <draw:connector draw:style-name="gr6" draw:text-style-name="P2" draw:layer="layout" draw:type="line" svg:x1="1cm" svg:y1="10.375cm" svg:x2="4cm" svg:y2="10.375cm" draw:start-shape="id23" draw:start-glue-point="10" draw:end-shape="id26" draw:end-glue-point="6" svg:d="m1000 10375h3000">
          <text:p/>
        </draw:connector>
        <draw:connector draw:style-name="gr6" draw:text-style-name="P2" draw:layer="layout" draw:type="line" svg:x1="0.891cm" svg:y1="10.109cm" svg:x2="2.359cm" svg:y2="9.141cm" draw:start-shape="id23" draw:start-glue-point="11" draw:end-shape="id24" draw:end-glue-point="7" svg:d="m891 10109 1468-968">
          <text:p/>
        </draw:connector>
        <draw:connector draw:style-name="gr6" draw:text-style-name="P2" draw:layer="layout" draw:type="line" svg:x1="0.891cm" svg:y1="10.641cm" svg:x2="1.859cm" svg:y2="12.109cm" draw:start-shape="id23" draw:start-glue-point="9" draw:end-shape="id27" draw:end-glue-point="5" svg:d="m891 10641 968 1468">
          <text:p/>
        </draw:connector>
        <draw:connector draw:style-name="gr5" draw:text-style-name="P2" draw:layer="layout" draw:type="line" svg:x1="2.391cm" svg:y1="12.109cm" svg:x2="4.109cm" svg:y2="10.641cm" draw:start-shape="id27" draw:start-glue-point="11" draw:end-shape="id26" draw:end-glue-point="7" svg:d="m2391 12109 1718-1468">
          <text:p/>
        </draw:connector>
        <draw:connector draw:style-name="gr2" draw:text-style-name="P2" draw:layer="layout" draw:type="line" svg:x1="4.641cm" svg:y1="10.641cm" svg:x2="5.375cm" svg:y2="12cm" draw:start-shape="id26" draw:start-glue-point="9" draw:end-shape="id28" draw:end-glue-point="4" svg:d="m4641 10641 734 1359">
          <text:p/>
        </draw:connector>
        <draw:connector draw:style-name="gr5" draw:text-style-name="P2" draw:layer="layout" draw:type="line" svg:x1="2.5cm" svg:y1="12.375cm" svg:x2="5cm" svg:y2="12.375cm" draw:start-shape="id27" draw:start-glue-point="10" draw:end-shape="id28" draw:end-glue-point="6" svg:d="m2500 12375h2500">
          <text:p/>
        </draw:connector>
        <draw:custom-shape draw:style-name="gr3" draw:text-style-name="P3" draw:layer="layout" svg:width="0.25cm" svg:height="0.25cm" svg:x="1cm" svg:y="7.2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25cm" svg:y="7.2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cm" svg:y="10.5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25cm" svg:y="10.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5.75cm" svg:y="12.7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cm" svg:y="12.7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4.75cm" svg:y="10.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5cm" svg:y="10.5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2.25cm" svg:y="12.75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2.5cm" svg:y="12.7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5.25cm" svg:y="8.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5.5cm" svg:y="8.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2.75cm" svg:y="8.2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3cm" svg:y="8.2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cm" svg:height="0.75cm" svg:x="3cm" svg:y="13.25cm">
          <draw:text-box>
            <text:p text:style-name="P4"><text:span text:style-name="T3">(d)</text:span></text:p>
          </draw:text-box>
        </draw:frame>
        <draw:custom-shape draw:style-name="gr1" draw:text-style-name="P2" xml:id="id29" draw:id="id29" draw:layer="layout" svg:width="0.75cm" svg:height="0.75cm" svg:x="6.75cm" svg:y="7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0.75cm" svg:height="0.75cm" svg:x="8.75cm" svg:y="8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0.75cm" svg:height="0.75cm" svg:x="11.25cm" svg:y="7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0.75cm" svg:height="0.75cm" svg:x="6.75cm" svg:y="10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0.75cm" svg:height="0.75cm" svg:x="10.5cm" svg:y="10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0.75cm" svg:height="0.75cm" svg:x="8.25cm" svg:y="12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0.75cm" svg:height="0.75cm" svg:x="11.5cm" svg:y="12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7.125cm" svg:y1="8cm" svg:x2="7.125cm" svg:y2="10cm" draw:start-shape="id29" draw:start-glue-point="8" draw:end-shape="id30" draw:end-glue-point="4" svg:d="m7125 8000v2000">
          <text:p/>
        </draw:connector>
        <draw:connector draw:style-name="gr6" draw:text-style-name="P2" draw:layer="layout" draw:type="line" svg:x1="7.5cm" svg:y1="7.625cm" svg:x2="8.859cm" svg:y2="8.609cm" draw:start-shape="id29" draw:start-glue-point="10" draw:end-shape="id31" draw:end-glue-point="5" svg:d="m7500 7625 1359 984">
          <text:p/>
        </draw:connector>
        <draw:connector draw:style-name="gr5" draw:text-style-name="P2" draw:layer="layout" draw:type="line" svg:x1="9.391cm" svg:y1="8.609cm" svg:x2="11.25cm" svg:y2="8.125cm" draw:start-shape="id31" draw:start-glue-point="11" draw:end-shape="id32" draw:end-glue-point="6" svg:d="m9391 8609 1859-484">
          <text:p/>
        </draw:connector>
        <draw:connector draw:style-name="gr2" draw:text-style-name="P2" draw:layer="layout" draw:type="line" svg:x1="11.625cm" svg:y1="8.5cm" svg:x2="11.141cm" svg:y2="10.109cm" draw:start-shape="id32" draw:start-glue-point="8" draw:end-shape="id33" draw:end-glue-point="11" svg:d="m11625 8500-484 1609">
          <text:p/>
        </draw:connector>
        <draw:connector draw:style-name="gr5" draw:text-style-name="P2" draw:layer="layout" draw:type="line" svg:x1="9.391cm" svg:y1="9.141cm" svg:x2="10.609cm" svg:y2="10.109cm" draw:start-shape="id31" draw:start-glue-point="9" draw:end-shape="id33" draw:end-glue-point="5" svg:d="m9391 9141 1218 968">
          <text:p/>
        </draw:connector>
        <draw:connector draw:style-name="gr6" draw:text-style-name="P2" draw:layer="layout" draw:type="line" svg:x1="7.5cm" svg:y1="10.375cm" svg:x2="10.5cm" svg:y2="10.375cm" draw:start-shape="id30" draw:start-glue-point="10" draw:end-shape="id33" draw:end-glue-point="6" svg:d="m7500 10375h3000">
          <text:p/>
        </draw:connector>
        <draw:connector draw:style-name="gr6" draw:text-style-name="P2" draw:layer="layout" draw:type="line" svg:x1="7.391cm" svg:y1="10.109cm" svg:x2="8.859cm" svg:y2="9.141cm" draw:start-shape="id30" draw:start-glue-point="11" draw:end-shape="id31" draw:end-glue-point="7" svg:d="m7391 10109 1468-968">
          <text:p/>
        </draw:connector>
        <draw:connector draw:style-name="gr6" draw:text-style-name="P2" draw:layer="layout" draw:type="line" svg:x1="7.391cm" svg:y1="10.641cm" svg:x2="8.359cm" svg:y2="12.109cm" draw:start-shape="id30" draw:start-glue-point="9" draw:end-shape="id34" draw:end-glue-point="5" svg:d="m7391 10641 968 1468">
          <text:p/>
        </draw:connector>
        <draw:connector draw:style-name="gr6" draw:text-style-name="P2" draw:layer="layout" draw:type="line" svg:x1="8.891cm" svg:y1="12.109cm" svg:x2="10.609cm" svg:y2="10.641cm" draw:start-shape="id34" draw:start-glue-point="11" draw:end-shape="id33" draw:end-glue-point="7" svg:d="m8891 12109 1718-1468">
          <text:p/>
        </draw:connector>
        <draw:connector draw:style-name="gr2" draw:text-style-name="P2" draw:layer="layout" draw:type="line" svg:x1="11.141cm" svg:y1="10.641cm" svg:x2="11.875cm" svg:y2="12cm" draw:start-shape="id33" draw:start-glue-point="9" draw:end-shape="id35" draw:end-glue-point="4" svg:d="m11141 10641 734 1359">
          <text:p/>
        </draw:connector>
        <draw:connector draw:style-name="gr6" draw:text-style-name="P2" draw:layer="layout" draw:type="line" svg:x1="9cm" svg:y1="12.375cm" svg:x2="11.5cm" svg:y2="12.375cm" draw:start-shape="id34" draw:start-glue-point="10" draw:end-shape="id35" draw:end-glue-point="6" svg:d="m9000 12375h2500">
          <text:p/>
        </draw:connector>
        <draw:custom-shape draw:style-name="gr3" draw:text-style-name="P3" draw:layer="layout" svg:width="0.25cm" svg:height="0.25cm" svg:x="7.5cm" svg:y="7.2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7.75cm" svg:y="7.2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7.5cm" svg:y="10.5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7.75cm" svg:y="10.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2.25cm" svg:y="12.7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2.5cm" svg:y="12.7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1.25cm" svg:y="10.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1.5cm" svg:y="10.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8.75cm" svg:y="12.75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9cm" svg:y="12.7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1.75cm" svg:y="8.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2cm" svg:y="8.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9.25cm" svg:y="8.25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9.5cm" svg:y="8.2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cm" svg:height="0.75cm" svg:x="9.5cm" svg:y="13.25cm">
          <draw:text-box>
            <text:p text:style-name="P4"><text:span text:style-name="T3">(e)</text:span></text:p>
          </draw:text-box>
        </draw:frame>
        <draw:custom-shape draw:style-name="gr1" draw:text-style-name="P2" xml:id="id36" draw:id="id36" draw:layer="layout" svg:width="0.75cm" svg:height="0.75cm" svg:x="13cm" svg:y="7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0.75cm" svg:height="0.75cm" svg:x="15cm" svg:y="8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0.75cm" svg:height="0.75cm" svg:x="17.5cm" svg:y="7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0.75cm" svg:height="0.75cm" svg:x="13cm" svg:y="10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0.75cm" svg:height="0.75cm" svg:x="16.75cm" svg:y="10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1" draw:id="id41" draw:layer="layout" svg:width="0.75cm" svg:height="0.75cm" svg:x="14.5cm" svg:y="12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0.75cm" svg:height="0.75cm" svg:x="17.75cm" svg:y="12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3.375cm" svg:y1="8cm" svg:x2="13.375cm" svg:y2="10cm" draw:start-shape="id36" draw:start-glue-point="8" draw:end-shape="id37" draw:end-glue-point="4" svg:d="m13375 8000v2000">
          <text:p/>
        </draw:connector>
        <draw:connector draw:style-name="gr6" draw:text-style-name="P2" draw:layer="layout" draw:type="line" svg:x1="13.75cm" svg:y1="7.625cm" svg:x2="15.109cm" svg:y2="8.609cm" draw:start-shape="id36" draw:start-glue-point="10" draw:end-shape="id38" draw:end-glue-point="5" svg:d="m13750 7625 1359 984">
          <text:p/>
        </draw:connector>
        <draw:connector draw:style-name="gr6" draw:text-style-name="P2" draw:layer="layout" draw:type="line" svg:x1="15.641cm" svg:y1="8.609cm" svg:x2="17.5cm" svg:y2="8.125cm" draw:start-shape="id38" draw:start-glue-point="11" draw:end-shape="id39" draw:end-glue-point="6" svg:d="m15641 8609 1859-484">
          <text:p/>
        </draw:connector>
        <draw:connector draw:style-name="gr5" draw:text-style-name="P2" draw:layer="layout" draw:type="line" svg:x1="17.875cm" svg:y1="8.5cm" svg:x2="17.391cm" svg:y2="10.109cm" draw:start-shape="id39" draw:start-glue-point="8" draw:end-shape="id40" draw:end-glue-point="11" svg:d="m17875 8500-484 1609">
          <text:p/>
        </draw:connector>
        <draw:connector draw:style-name="gr6" draw:text-style-name="P2" draw:layer="layout" draw:type="line" svg:x1="15.641cm" svg:y1="9.141cm" svg:x2="16.859cm" svg:y2="10.109cm" draw:start-shape="id38" draw:start-glue-point="9" draw:end-shape="id40" draw:end-glue-point="5" svg:d="m15641 9141 1218 968">
          <text:p/>
        </draw:connector>
        <draw:connector draw:style-name="gr6" draw:text-style-name="P2" draw:layer="layout" draw:type="line" svg:x1="13.75cm" svg:y1="10.375cm" svg:x2="16.75cm" svg:y2="10.375cm" draw:start-shape="id37" draw:start-glue-point="10" draw:end-shape="id40" draw:end-glue-point="6" svg:d="m13750 10375h3000">
          <text:p/>
        </draw:connector>
        <draw:connector draw:style-name="gr6" draw:text-style-name="P2" draw:layer="layout" draw:type="line" svg:x1="13.641cm" svg:y1="10.109cm" svg:x2="15.109cm" svg:y2="9.141cm" draw:start-shape="id37" draw:start-glue-point="11" draw:end-shape="id38" draw:end-glue-point="7" svg:d="m13641 10109 1468-968">
          <text:p/>
        </draw:connector>
        <draw:connector draw:style-name="gr6" draw:text-style-name="P2" draw:layer="layout" draw:type="line" svg:x1="13.641cm" svg:y1="10.641cm" svg:x2="14.609cm" svg:y2="12.109cm" draw:start-shape="id37" draw:start-glue-point="9" draw:end-shape="id41" draw:end-glue-point="5" svg:d="m13641 10641 968 1468">
          <text:p/>
        </draw:connector>
        <draw:connector draw:style-name="gr6" draw:text-style-name="P2" draw:layer="layout" draw:type="line" svg:x1="15.141cm" svg:y1="12.109cm" svg:x2="16.859cm" svg:y2="10.641cm" draw:start-shape="id41" draw:start-glue-point="11" draw:end-shape="id40" draw:end-glue-point="7" svg:d="m15141 12109 1718-1468">
          <text:p/>
        </draw:connector>
        <draw:connector draw:style-name="gr2" draw:text-style-name="P2" draw:layer="layout" draw:type="line" svg:x1="17.391cm" svg:y1="10.641cm" svg:x2="18.125cm" svg:y2="12cm" draw:start-shape="id40" draw:start-glue-point="9" draw:end-shape="id42" draw:end-glue-point="4" svg:d="m17391 10641 734 1359">
          <text:p/>
        </draw:connector>
        <draw:connector draw:style-name="gr6" draw:text-style-name="P2" draw:layer="layout" draw:type="line" svg:x1="15.25cm" svg:y1="12.375cm" svg:x2="17.75cm" svg:y2="12.375cm" draw:start-shape="id41" draw:start-glue-point="10" draw:end-shape="id42" draw:end-glue-point="6" svg:d="m15250 12375h2500">
          <text:p/>
        </draw:connector>
        <draw:custom-shape draw:style-name="gr3" draw:text-style-name="P3" draw:layer="layout" svg:width="0.25cm" svg:height="0.25cm" svg:x="13.75cm" svg:y="7.2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4cm" svg:y="7.2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3.75cm" svg:y="10.5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4cm" svg:y="10.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8.5cm" svg:y="12.7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8.75cm" svg:y="12.7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7.5cm" svg:y="10.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7.75cm" svg:y="10.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5cm" svg:y="12.75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5.25cm" svg:y="12.7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8cm" svg:y="8.5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8.25cm" svg:y="8.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5.5cm" svg:y="8.25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5.75cm" svg:y="8.2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cm" svg:height="0.75cm" svg:x="15.75cm" svg:y="13.25cm">
          <draw:text-box>
            <text:p text:style-name="P4"><text:span text:style-name="T3">(f)</text:span></text:p>
          </draw:text-box>
        </draw:frame>
        <draw:custom-shape draw:style-name="gr1" draw:text-style-name="P2" xml:id="id43" draw:id="id43" draw:layer="layout" svg:width="0.75cm" svg:height="0.75cm" svg:x="3.25cm" svg:y="14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5" draw:id="id45" draw:layer="layout" svg:width="0.75cm" svg:height="0.75cm" svg:x="5.25cm" svg:y="15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6" draw:id="id46" draw:layer="layout" svg:width="0.75cm" svg:height="0.75cm" svg:x="7.75cm" svg:y="14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0.75cm" svg:height="0.75cm" svg:x="3.25cm" svg:y="17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7" draw:id="id47" draw:layer="layout" svg:width="0.75cm" svg:height="0.75cm" svg:x="7cm" svg:y="17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0.75cm" svg:height="0.75cm" svg:x="4.75cm" svg:y="19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9" draw:id="id49" draw:layer="layout" svg:width="0.75cm" svg:height="0.75cm" svg:x="8cm" svg:y="19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3.625cm" svg:y1="15cm" svg:x2="3.625cm" svg:y2="17cm" draw:start-shape="id43" draw:start-glue-point="8" draw:end-shape="id44" draw:end-glue-point="4" svg:d="m3625 15000v2000">
          <text:p/>
        </draw:connector>
        <draw:connector draw:style-name="gr6" draw:text-style-name="P2" draw:layer="layout" draw:type="line" svg:x1="4cm" svg:y1="14.625cm" svg:x2="5.359cm" svg:y2="15.609cm" draw:start-shape="id43" draw:start-glue-point="10" draw:end-shape="id45" draw:end-glue-point="5" svg:d="m4000 14625 1359 984">
          <text:p/>
        </draw:connector>
        <draw:connector draw:style-name="gr6" draw:text-style-name="P2" draw:layer="layout" draw:type="line" svg:x1="5.891cm" svg:y1="15.609cm" svg:x2="7.75cm" svg:y2="15.125cm" draw:start-shape="id45" draw:start-glue-point="11" draw:end-shape="id46" draw:end-glue-point="6" svg:d="m5891 15609 1859-484">
          <text:p/>
        </draw:connector>
        <draw:connector draw:style-name="gr6" draw:text-style-name="P2" draw:layer="layout" draw:type="line" svg:x1="8.125cm" svg:y1="15.5cm" svg:x2="7.641cm" svg:y2="17.109cm" draw:start-shape="id46" draw:start-glue-point="8" draw:end-shape="id47" draw:end-glue-point="11" svg:d="m8125 15500-484 1609">
          <text:p/>
        </draw:connector>
        <draw:connector draw:style-name="gr6" draw:text-style-name="P2" draw:layer="layout" draw:type="line" svg:x1="5.891cm" svg:y1="16.141cm" svg:x2="7.109cm" svg:y2="17.109cm" draw:start-shape="id45" draw:start-glue-point="9" draw:end-shape="id47" draw:end-glue-point="5" svg:d="m5891 16141 1218 968">
          <text:p/>
        </draw:connector>
        <draw:connector draw:style-name="gr6" draw:text-style-name="P2" draw:layer="layout" draw:type="line" svg:x1="4cm" svg:y1="17.375cm" svg:x2="7cm" svg:y2="17.375cm" draw:start-shape="id44" draw:start-glue-point="10" draw:end-shape="id47" draw:end-glue-point="6" svg:d="m4000 17375h3000">
          <text:p/>
        </draw:connector>
        <draw:connector draw:style-name="gr6" draw:text-style-name="P2" draw:layer="layout" draw:type="line" svg:x1="3.891cm" svg:y1="17.109cm" svg:x2="5.359cm" svg:y2="16.141cm" draw:start-shape="id44" draw:start-glue-point="11" draw:end-shape="id45" draw:end-glue-point="7" svg:d="m3891 17109 1468-968">
          <text:p/>
        </draw:connector>
        <draw:connector draw:style-name="gr6" draw:text-style-name="P2" draw:layer="layout" draw:type="line" svg:x1="3.891cm" svg:y1="17.641cm" svg:x2="4.859cm" svg:y2="19.109cm" draw:start-shape="id44" draw:start-glue-point="9" draw:end-shape="id48" draw:end-glue-point="5" svg:d="m3891 17641 968 1468">
          <text:p/>
        </draw:connector>
        <draw:connector draw:style-name="gr6" draw:text-style-name="P2" draw:layer="layout" draw:type="line" svg:x1="5.391cm" svg:y1="19.109cm" svg:x2="7.109cm" svg:y2="17.641cm" draw:start-shape="id48" draw:start-glue-point="11" draw:end-shape="id47" draw:end-glue-point="7" svg:d="m5391 19109 1718-1468">
          <text:p/>
        </draw:connector>
        <draw:connector draw:style-name="gr5" draw:text-style-name="P2" draw:layer="layout" draw:type="line" svg:x1="7.641cm" svg:y1="17.641cm" svg:x2="8.375cm" svg:y2="19cm" draw:start-shape="id47" draw:start-glue-point="9" draw:end-shape="id49" draw:end-glue-point="4" svg:d="m7641 17641 734 1359">
          <text:p/>
        </draw:connector>
        <draw:connector draw:style-name="gr6" draw:text-style-name="P2" draw:layer="layout" draw:type="line" svg:x1="5.5cm" svg:y1="19.375cm" svg:x2="8cm" svg:y2="19.375cm" draw:start-shape="id48" draw:start-glue-point="10" draw:end-shape="id49" draw:end-glue-point="6" svg:d="m5500 19375h2500">
          <text:p/>
        </draw:connector>
        <draw:custom-shape draw:style-name="gr3" draw:text-style-name="P3" draw:layer="layout" svg:width="0.25cm" svg:height="0.25cm" svg:x="4cm" svg:y="14.2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4.25cm" svg:y="14.2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4cm" svg:y="17.5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4.25cm" svg:y="17.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8.75cm" svg:y="19.7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9cm" svg:y="19.7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7.75cm" svg:y="17.5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8cm" svg:y="17.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5.25cm" svg:y="19.75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5.5cm" svg:y="19.7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8.25cm" svg:y="15.5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8.5cm" svg:y="15.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5.75cm" svg:y="15.25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cm" svg:y="15.2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cm" svg:height="0.75cm" svg:x="6cm" svg:y="20.25cm">
          <draw:text-box>
            <text:p text:style-name="P4"><text:span text:style-name="T3">(g)</text:span></text:p>
          </draw:text-box>
        </draw:frame>
        <draw:custom-shape draw:style-name="gr1" draw:text-style-name="P2" xml:id="id50" draw:id="id50" draw:layer="layout" svg:width="0.75cm" svg:height="0.75cm" svg:x="9.5cm" svg:y="14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2" draw:id="id52" draw:layer="layout" svg:width="0.75cm" svg:height="0.75cm" svg:x="11.5cm" svg:y="15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3" draw:id="id53" draw:layer="layout" svg:width="0.75cm" svg:height="0.75cm" svg:x="14cm" svg:y="14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1" draw:id="id51" draw:layer="layout" svg:width="0.75cm" svg:height="0.75cm" svg:x="9.5cm" svg:y="17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4" draw:id="id54" draw:layer="layout" svg:width="0.75cm" svg:height="0.75cm" svg:x="13.25cm" svg:y="17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5" draw:id="id55" draw:layer="layout" svg:width="0.75cm" svg:height="0.75cm" svg:x="11cm" svg:y="19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6" draw:id="id56" draw:layer="layout" svg:width="0.75cm" svg:height="0.75cm" svg:x="14.25cm" svg:y="19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9.875cm" svg:y1="15cm" svg:x2="9.875cm" svg:y2="17cm" draw:start-shape="id50" draw:start-glue-point="8" draw:end-shape="id51" draw:end-glue-point="4" svg:d="m9875 15000v2000">
          <text:p/>
        </draw:connector>
        <draw:connector draw:style-name="gr6" draw:text-style-name="P2" draw:layer="layout" draw:type="line" svg:x1="10.25cm" svg:y1="14.625cm" svg:x2="11.609cm" svg:y2="15.609cm" draw:start-shape="id50" draw:start-glue-point="10" draw:end-shape="id52" draw:end-glue-point="5" svg:d="m10250 14625 1359 984">
          <text:p/>
        </draw:connector>
        <draw:connector draw:style-name="gr6" draw:text-style-name="P2" draw:layer="layout" draw:type="line" svg:x1="12.141cm" svg:y1="15.609cm" svg:x2="14cm" svg:y2="15.125cm" draw:start-shape="id52" draw:start-glue-point="11" draw:end-shape="id53" draw:end-glue-point="6" svg:d="m12141 15609 1859-484">
          <text:p/>
        </draw:connector>
        <draw:connector draw:style-name="gr6" draw:text-style-name="P2" draw:layer="layout" draw:type="line" svg:x1="14.375cm" svg:y1="15.5cm" svg:x2="13.891cm" svg:y2="17.109cm" draw:start-shape="id53" draw:start-glue-point="8" draw:end-shape="id54" draw:end-glue-point="11" svg:d="m14375 15500-484 1609">
          <text:p/>
        </draw:connector>
        <draw:connector draw:style-name="gr6" draw:text-style-name="P2" draw:layer="layout" draw:type="line" svg:x1="12.141cm" svg:y1="16.141cm" svg:x2="13.359cm" svg:y2="17.109cm" draw:start-shape="id52" draw:start-glue-point="9" draw:end-shape="id54" draw:end-glue-point="5" svg:d="m12141 16141 1218 968">
          <text:p/>
        </draw:connector>
        <draw:connector draw:style-name="gr6" draw:text-style-name="P2" draw:layer="layout" draw:type="line" svg:x1="10.25cm" svg:y1="17.375cm" svg:x2="13.25cm" svg:y2="17.375cm" draw:start-shape="id51" draw:start-glue-point="10" draw:end-shape="id54" draw:end-glue-point="6" svg:d="m10250 17375h3000">
          <text:p/>
        </draw:connector>
        <draw:connector draw:style-name="gr6" draw:text-style-name="P2" draw:layer="layout" draw:type="line" svg:x1="10.141cm" svg:y1="17.109cm" svg:x2="11.609cm" svg:y2="16.141cm" draw:start-shape="id51" draw:start-glue-point="11" draw:end-shape="id52" draw:end-glue-point="7" svg:d="m10141 17109 1468-968">
          <text:p/>
        </draw:connector>
        <draw:connector draw:style-name="gr6" draw:text-style-name="P2" draw:layer="layout" draw:type="line" svg:x1="10.141cm" svg:y1="17.641cm" svg:x2="11.109cm" svg:y2="19.109cm" draw:start-shape="id51" draw:start-glue-point="9" draw:end-shape="id55" draw:end-glue-point="5" svg:d="m10141 17641 968 1468">
          <text:p/>
        </draw:connector>
        <draw:connector draw:style-name="gr6" draw:text-style-name="P2" draw:layer="layout" draw:type="line" svg:x1="11.641cm" svg:y1="19.109cm" svg:x2="13.359cm" svg:y2="17.641cm" draw:start-shape="id55" draw:start-glue-point="11" draw:end-shape="id54" draw:end-glue-point="7" svg:d="m11641 19109 1718-1468">
          <text:p/>
        </draw:connector>
        <draw:connector draw:style-name="gr6" draw:text-style-name="P2" draw:layer="layout" draw:type="line" svg:x1="13.891cm" svg:y1="17.641cm" svg:x2="14.625cm" svg:y2="19cm" draw:start-shape="id54" draw:start-glue-point="9" draw:end-shape="id56" draw:end-glue-point="4" svg:d="m13891 17641 734 1359">
          <text:p/>
        </draw:connector>
        <draw:connector draw:style-name="gr6" draw:text-style-name="P2" draw:layer="layout" draw:type="line" svg:x1="11.75cm" svg:y1="19.375cm" svg:x2="14.25cm" svg:y2="19.375cm" draw:start-shape="id55" draw:start-glue-point="10" draw:end-shape="id56" draw:end-glue-point="6" svg:d="m11750 19375h2500">
          <text:p/>
        </draw:connector>
        <draw:custom-shape draw:style-name="gr3" draw:text-style-name="P3" draw:layer="layout" svg:width="0.25cm" svg:height="0.25cm" svg:x="10.25cm" svg:y="14.2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0.5cm" svg:y="14.2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0.25cm" svg:y="17.5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0.5cm" svg:y="17.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5cm" svg:y="19.75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5.25cm" svg:y="19.7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4cm" svg:y="17.5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4.25cm" svg:y="17.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1.5cm" svg:y="19.75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1.75cm" svg:y="19.7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4.5cm" svg:y="15.5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4.75cm" svg:y="15.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2cm" svg:y="15.25cm">
          <text:p text:style-name="P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2.25cm" svg:y="15.25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cm" svg:height="0.75cm" svg:x="12.25cm" svg:y="20.25cm">
          <draw:text-box>
            <text:p text:style-name="P4"><text:span text:style-name="T3">(h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26T21:20:03</meta:creation-date>
    <dc:date>2012-09-11T22:54:03</dc:date>
    <dc:creator>Darran Kartaschew</dc:creator>
    <meta:editing-duration>PT36M</meta:editing-duration>
    <meta:editing-cycles>4</meta:editing-cycles>
    <meta:generator>OpenOffice.org/3.4$Solaris_x86 OpenOffice.org_project/340m1$Build-9590</meta:generator>
    <meta:document-statistic meta:object-count="264"/>
  </office:meta>
</office:document-meta>
</file>